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GU4025_Sudakov/Module1.xml" manifest:media-type="text/xml"/>
  <manifest:file-entry manifest:full-path="Basic/GU4025_Sudakov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Dialogs/GU4025_Sudakov/dialog-lb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E800000191179BDC8CD192791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>
            <draw:frame draw:z-index="0" draw:name="Изображение 1" draw:style-name="gr1" draw:text-style-name="P1" svg:width="23.197cm" svg:height="6.152cm" svg:x="0.478cm" svg:y="0.401cm">
              <draw:image xlink:href="Pictures/10000000000005E800000191179BDC8CD1927919.jpg" xlink:type="simple" xlink:show="embed" xlink:actuate="onLoad" draw:mime-type="image/jpe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6"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Число 1</text:p>
          </table:table-cell>
          <table:table-cell table:style-name="ce1" office:value-type="string" calcext:value-type="string">
            <text:p>Число 2</text:p>
          </table:table-cell>
          <table:table-cell table:style-name="ce3" office:value-type="string" calcext:value-type="string">
            <text:p>Модуль разницы Чисел 1 и 2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myfunc([.C19];[.D1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myfunc([.C20];[.D2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table:formula="of:=myfunc([.C21];[.D2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4" table:formula="of:=myfunc([.C22];[.D2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4" table:formula="of:=myfunc([.C23];[.D23]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4" table:formula="of:=myfunc([.C24];[.D24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9T14:17:16.940000000</meta:creation-date>
    <dc:date>2023-04-09T15:02:19.480000000</dc:date>
    <meta:editing-duration>PT44M56S</meta:editing-duration>
    <meta:editing-cycles>16</meta:editing-cycles>
    <meta:generator>LibreOffice/7.5.1.2$Windows_X86_64 LibreOffice_project/fcbaee479e84c6cd81291587d2ee68cba099e129</meta:generator>
    <meta:document-statistic meta:table-count="1" meta:cell-count="21" meta:object-count="1"/>
  </office:meta>
</office:document-meta>
</file>

<file path=Basic/GU4025_Sudakov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yFunc(UserNumber1 As Integer, UserNumber2 As Integer) As Integer
Dim Result As Integer
Result = UserNumber1 - UserNumber2
If Result &gt; 0 Then
	MyFunc = result
	Exit Function
End If
Result = Result * (-1)
MyFunc = Result
End Function 
</script:module>
</file>

<file path=Basic/GU4025_Sudakov/script-lb.xml><?xml version="1.0" encoding="utf-8"?>
<!DOCTYPE library  PUBLIC '-//OpenOffice.org//DTD OfficeDocument 1.0//EN'  'library.dtd'>
<library:library xmlns:library="http://openoffice.org/2000/library" library:name="GU4025_Sudakov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GU4025_Sudakov" library:link="false"/>
</library:libraries>
</file>

<file path=Dialogs/GU4025_Sudakov/dialog-lb.xml><?xml version="1.0" encoding="utf-8"?>
<!DOCTYPE library  PUBLIC '-//OpenOffice.org//DTD OfficeDocument 1.0//EN'  'library.dtd'>
<library:library xmlns:library="http://openoffice.org/2000/library" library:name="GU4025_Sudakov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GU4025_Sudakov" library:link="false"/>
</library:libraries>
</file>